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bitmap" draw:fill-image-name="a7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05in" fo:padding-bottom="0.05in" fo:padding-left="0.1in" fo:padding-right="0.1in" draw:textarea-vertical-align="middle" draw:textarea-horizontal-align="center" draw:fill="bitmap" draw:fill-image-name="a581" style:repeat="stretch" draw:stroke="none" draw:auto-grow-width="false" draw:auto-grow-height="false" style:protect="position siz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70c0"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1e5155"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6">
      <style:drawing-page-properties draw:fill="bitmap" draw:fill-image-name="a6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0">
      <style:drawing-page-properties draw:fill="bitmap" draw:fill-image-name="a6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bitmap" draw:fill-image-name="a7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2">
      <style:text-properties fo:font-variant="normal" fo:text-transform="none" fo:color="#92d050" style:text-line-through-type="none" style:text-line-through-style="none" style:text-line-through-width="auto" style:text-line-through-color="font-color" style:text-position="0% 100%" fo:font-family="Comic Sans MS" style:font-family-asian="Dotum"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7">
      <style:drawing-page-properties draw:fill="bitmap" draw:fill-image-name="a6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1">
      <style:drawing-page-properties draw:fill="bitmap" draw:fill-image-name="a6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bitmap" draw:fill-image-name="a7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f4a16f" style:text-line-through-type="none" style:text-line-through-style="none" style:text-line-through-width="auto" style:text-line-through-color="font-color" style:text-position="0% 100%" fo:font-family="Comic Sans MS"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20%" draw:stroke="none" draw:auto-grow-width="false" draw:auto-grow-height="false" style:protect="position siz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571" draw:master-page-name="Master1-Layout1-title-Title-Slide" presentation:presentation-page-layout-name="Master1-PPL1" draw:id="Slide-256">
        <draw:custom-shape svg:x="0in" svg:y="-0.00001in" svg:width="13.333in" svg:height="5.1736in" draw:id="id120" draw:style-name="a575" draw:name="Rectangle 7">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121" draw:style-name="a578" draw:name="Freeform 16">
          <svg:title/>
          <svg:desc/>
          <text:p text:style-name="a577" text:class-names="" text:cond-style-name=""><text:span text:style-name="a57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122" draw:style-name="a582" draw:name="Freeform: Shape 11">
          <svg:title/>
          <svg:desc/>
          <text:p text:style-name="a580" text:class-names="" text:cond-style-name=""><text:span text:style-name="a57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124" presentation:style-name="a587" draw:name="Title 1" svg:x="1.05589in" svg:y="0.68195in" svg:width="11.22156in" svg:height="3.85377in" presentation:class="title" presentation:placeholder="false">
          <draw:text-box>
            <text:p text:style-name="a586" text:class-names="" text:cond-style-name="" text:id="id123"><text:span text:style-name="a583" text:class-names="">Movie Recommendation System</text:span><text:span text:style-name="a584" text:class-names=""><text:line-break/></text:span><text:span text:style-name="a585" text:class-names=""/></text:p>
          </draw:text-box>
          <svg:title/>
          <svg:desc/>
        </draw:frame>
        <draw:frame draw:id="id125" presentation:style-name="a609" draw:name="Subtitle 2" svg:x="4.56218in" svg:y="5.17744in" svg:width="11.22156in" svg:height="2.17166in" presentation:class="subtitle" presentation:placeholder="false">
          <draw:text-box>
            <text:p text:style-name="a589" text:class-names="" text:cond-style-name=""><text:span text:style-name="a588" text:class-names="">Group Members -</text:span></text:p>
            <text:p text:style-name="a592" text:class-names="" text:cond-style-name=""><text:span text:style-name="a590" text:class-names=""> <text:s text:c="1"/></text:span><text:span text:style-name="a591" text:class-names="">1- Suraj Shetty</text:span></text:p>
            <text:p text:style-name="a594" text:class-names="" text:cond-style-name=""><text:span text:style-name="a593" text:class-names="">     2-Akshay Rathod</text:span></text:p>
            <text:p text:style-name="a598" text:class-names="" text:cond-style-name=""><text:span text:style-name="a595" text:class-names="">3-Akshay<text:s text:c="1"/></text:span><text:span text:style-name="a596" text:class-names="">Udeg</text:span><text:span text:style-name="a597" text:class-names=""/></text:p>
            <text:p text:style-name="a604" text:class-names="" text:cond-style-name=""><text:span text:style-name="a599" text:class-names="">Guide – Ms.<text:s text:c="1"/></text:span><text:span text:style-name="a600" text:class-names="">Sukhada</text:span><text:span text:style-name="a601" text:class-names=""><text:s text:c="1"/></text:span><text:span text:style-name="a602" text:class-names="">aloni</text:span><text:span text:style-name="a603" text:class-names=""/></text:p>
            <text:p text:style-name="a606" text:class-names="" text:cond-style-name=""><text:span text:style-name="a605" text:class-names=""/></text:p>
            <text:p text:style-name="a608" text:class-names="" text:cond-style-name=""><text:span text:style-name="a60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2" presentation:preset-sub-type="4" presentation:preset-class="entrance" presentation:group-id="0" smil:begin="0.0s" smil:fill="hold">
                  <anim:set smil:targetElement="id124" smil:attributeName="visibility" smil:to="visible" smil:begin="0.0s" smil:dur="0.001s" smil:fill="hold"/>
                  <anim:animate smil:targetElement="id124" smil:attributeName="y" smil:values="y+height*1.125000;y" smil:keyTimes="0.0;1.0" smil:dur="0.5s"/>
                  <anim:transitionFilter smil:targetElement="id124" smil:type="slideWipe" smil:subtype="fromTop" smil:dur="0.5s"/>
                </anim:par>
              </anim:par>
            </anim:par>
          </anim:seq>
        </anim:par>
      </draw:page>
      <draw:page draw:name="Slide2" draw:style-name="a611" draw:master-page-name="Master1-Layout2-obj-Title-and-Content" presentation:presentation-page-layout-name="Master1-PPL2" draw:id="Slide-257">
        <draw:frame draw:id="id126" presentation:style-name="a615" draw:name="Title 1" svg:x="0.7066in" svg:y="0.4951in" svg:width="10.28513in" svg:height="1.53164in" presentation:class="title" presentation:placeholder="false">
          <draw:text-box>
            <text:p text:style-name="a614" text:class-names="" text:cond-style-name=""><text:span text:style-name="a612" text:class-names="">                   <text:s text:c="1"/></text:span><text:span text:style-name="a613" text:class-names=""> Keywords</text:span></text:p>
          </draw:text-box>
          <svg:title/>
          <svg:desc/>
        </draw:frame>
        <draw:frame draw:id="id127" presentation:style-name="a638" draw:name="Content Placeholder 2" svg:x="1.2066in" svg:y="2.2451in" svg:width="9.78406in" svg:height="4.58823in" presentation:class="outline" presentation:placeholder="false">
          <draw:text-box>
            <text:list text:style-name="a618">
              <text:list-item>
                <text:p text:style-name="a617" text:class-names="" text:cond-style-name=""><text:span text:style-name="a616" text:class-names="">Recommendation System</text:span></text:p>
              </text:list-item>
            </text:list>
            <text:list text:style-name="a621">
              <text:list-item>
                <text:p text:style-name="a620" text:class-names="" text:cond-style-name=""><text:span text:style-name="a619" text:class-names="">Content Based Filtering</text:span></text:p>
              </text:list-item>
            </text:list>
            <text:list text:style-name="a624">
              <text:list-item>
                <text:p text:style-name="a623" text:class-names="" text:cond-style-name=""><text:span text:style-name="a622" text:class-names=""> Netflix Shows recommendation</text:span></text:p>
              </text:list-item>
            </text:list>
            <text:list text:style-name="a627">
              <text:list-item>
                <text:p text:style-name="a626" text:class-names="" text:cond-style-name=""><text:span text:style-name="a625" text:class-names=""> Data Mining</text:span></text:p>
              </text:list-item>
            </text:list>
            <text:list text:style-name="a631">
              <text:list-item>
                <text:p text:style-name="a630" text:class-names="" text:cond-style-name=""><text:span text:style-name="a628" text:class-names="">DataSet</text:span><text:span text:style-name="a629" text:class-names=""/></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draw:text-box>
          <svg:title/>
          <svg:desc/>
        </draw:frame>
      </draw:page>
      <draw:page draw:name="Slide3" draw:style-name="a640" draw:master-page-name="Master1-Layout2-obj-Title-and-Content" presentation:presentation-page-layout-name="Master1-PPL2" draw:id="Slide-258">
        <draw:frame draw:id="id128" presentation:style-name="a644" draw:name="Title 1" svg:x="0.7066in" svg:y="0.4951in" svg:width="10.28513in" svg:height="1.53164in" presentation:class="title" presentation:placeholder="false">
          <draw:text-box>
            <text:p text:style-name="a643" text:class-names="" text:cond-style-name=""><text:span text:style-name="a641" text:class-names="">                   </text:span><text:span text:style-name="a642" text:class-names="">Introduction</text:span></text:p>
          </draw:text-box>
          <svg:title/>
          <svg:desc/>
        </draw:frame>
        <draw:frame draw:id="id129" presentation:style-name="a655" draw:name="Content Placeholder 2" svg:x="1.2066in" svg:y="1.82057in" svg:width="9.78406in" svg:height="5.01276in" presentation:class="outline" presentation:placeholder="false">
          <draw:text-box>
            <text:list text:style-name="a647">
              <text:list-item>
                <text:p text:style-name="a646" text:class-names="" text:cond-style-name=""><text:span text:style-name="a645" text:class-names="">With the development of mobile Internet, the TV industry is facing threats and challenges. This is because Big Data is changing the industry. The primary task of TV industry like Netflix is how to take the advantage of Big Data technology. </text:span></text:p>
              </text:list-item>
            </text:list>
            <text:list text:style-name="a650">
              <text:list-item>
                <text:p text:style-name="a649" text:class-names="" text:cond-style-name=""><text:span text:style-name="a648" text:class-names=""/></text:p>
              </text:list-item>
            </text:list>
            <text:list text:style-name="a654">
              <text:list-item>
                <text:p text:style-name="a653" text:class-names="" text:cond-style-name=""><text:span text:style-name="a651" text:class-names=""> For Netflix programs, audience rating is the metrics whether the program is good or not. The more time the audience is watching the particular show ,the more popular the show is for the Audience.</text:span><text:span text:style-name="a652" text:class-names=""/></text:p>
              </text:list-item>
            </text:list>
          </draw:text-box>
          <svg:title/>
          <svg:desc/>
        </draw:frame>
      </draw:page>
      <draw:page draw:name="Slide4" draw:style-name="a657" draw:master-page-name="Master1-Layout2-obj-Title-and-Content" presentation:presentation-page-layout-name="Master1-PPL2" draw:id="Slide-259">
        <draw:frame draw:id="id130" presentation:style-name="a658" draw:name="Title 1" svg:x="0.7066in" svg:y="0.4951in" svg:width="10.28513in" svg:height="1.53164in" presentation:class="title" presentation:placeholder="true">
          <draw:text-box/>
          <svg:title/>
          <svg:desc/>
        </draw:frame>
        <draw:frame draw:id="id131" presentation:style-name="a684" draw:name="Content Placeholder 2" svg:x="1.2066in" svg:y="0.75139in" svg:width="9.78406in" svg:height="6.08194in" presentation:class="outline" presentation:placeholder="false">
          <draw:text-box>
            <text:list text:style-name="a667">
              <text:list-item>
                <text:p text:style-name="a666" text:class-names="" text:cond-style-name=""><text:span text:style-name="a659" text:class-names=""> This paper proposes a<text:s text:c="1"/></text:span><text:span text:style-name="a660" text:class-names="">movie program</text:span><text:span text:style-name="a661" text:class-names=""><text:s text:c="1"/>recommendation system. The system is based on Big Data technology and</text:span><text:span text:style-name="a662" text:class-names=""><text:s text:c="1"/>content based recommendation</text:span><text:span text:style-name="a663" text:class-names=""><text:s text:c="1"/>which can automatically push programs to audience according to their<text:s text:c="1"/></text:span><text:span text:style-name="a664" text:class-names="">interests</text:span><text:span text:style-name="a665" text:class-names="">.</text:span></text:p>
              </text:list-item>
            </text:list>
            <text:list text:style-name="a670">
              <text:list-item>
                <text:p text:style-name="a669" text:class-names="" text:cond-style-name=""><text:span text:style-name="a668" text:class-names=""/></text:p>
              </text:list-item>
            </text:list>
            <text:list text:style-name="a677">
              <text:list-item>
                <text:p text:style-name="a676" text:class-names="" text:cond-style-name=""><text:span text:style-name="a671" text:class-names="">This<text:s text:c="1"/></text:span><text:span text:style-name="a672" text:class-names="">movie recommendation</text:span><text:span text:style-name="a673" text:class-names=""><text:s text:c="1"/>system is designed to<text:s text:c="1"/></text:span><text:span text:style-name="a674" text:class-names="">suggest similar movies which is user is currently watching</text:span><text:span text:style-name="a675" text:class-names="">, and catch the attention of audiences. The system is based on massive user data, and data mining algorithms to analyze the user's interests. </text:span></text:p>
              </text:list-item>
            </text:list>
            <text:list text:style-name="a680">
              <text:list-item>
                <text:p text:style-name="a679" text:class-names="" text:cond-style-name=""><text:span text:style-name="a678" text:class-names=""/></text:p>
              </text:list-item>
            </text:list>
            <text:list text:style-name="a683">
              <text:list-item>
                <text:p text:style-name="a682" text:class-names="" text:cond-style-name=""><text:span text:style-name="a681" text:class-names=""/></text:p>
              </text:list-item>
            </text:list>
          </draw:text-box>
          <svg:title/>
          <svg:desc/>
        </draw:frame>
      </draw:page>
      <draw:page draw:name="Slide6" draw:style-name="a686" draw:master-page-name="Master1-Layout2-obj-Title-and-Content" presentation:presentation-page-layout-name="Master1-PPL2" draw:id="Slide-261">
        <draw:frame draw:id="id132" presentation:style-name="a689" draw:name="Title 1" svg:x="0.7066in" svg:y="0.4951in" svg:width="10.28513in" svg:height="1.53164in" presentation:class="title" presentation:placeholder="false">
          <draw:text-box>
            <text:p text:style-name="a688" text:class-names="" text:cond-style-name=""><text:span text:style-name="a687" text:class-names="">               Technology Stack</text:span></text:p>
          </draw:text-box>
          <svg:title/>
          <svg:desc/>
        </draw:frame>
        <draw:frame draw:id="id133" presentation:style-name="a701" draw:name="Content Placeholder 2" svg:x="1.2066in" svg:y="2.2451in" svg:width="9.78406in" svg:height="4.58823in" presentation:class="outline" presentation:placeholder="false">
          <draw:text-box>
            <text:list text:style-name="a694">
              <text:list-item>
                <text:p text:style-name="a693" text:class-names="" text:cond-style-name=""><text:span text:style-name="a690" text:class-names="">Google<text:s text:c="1"/></text:span><text:span text:style-name="a691" text:class-names="">Colab</text:span><text:span text:style-name="a692" text:class-names="">(machine learning)</text:span></text:p>
              </text:list-item>
            </text:list>
            <text:list text:style-name="a697">
              <text:list-item>
                <text:p text:style-name="a696" text:class-names="" text:cond-style-name=""><text:span text:style-name="a695" text:class-names="">Python</text:span></text:p>
              </text:list-item>
            </text:list>
            <text:list text:style-name="a700">
              <text:list-item>
                <text:p text:style-name="a699" text:class-names="" text:cond-style-name=""><text:span text:style-name="a698" text:class-names="">Python Flask</text:span></text:p>
              </text:list-item>
            </text:list>
          </draw:text-box>
          <svg:title/>
          <svg:desc/>
        </draw:frame>
      </draw:page>
      <draw:page draw:name="Slide9" draw:style-name="a703" draw:master-page-name="Master1-Layout2-obj-Title-and-Content" presentation:presentation-page-layout-name="Master1-PPL2" draw:id="Slide-264">
        <draw:frame draw:id="id134" presentation:style-name="a706" draw:name="Title 1" svg:x="0.7066in" svg:y="0.4951in" svg:width="10.28513in" svg:height="1.53164in" presentation:class="title" presentation:placeholder="false">
          <draw:text-box>
            <text:p text:style-name="a705" text:class-names="" text:cond-style-name=""><text:span text:style-name="a704" text:class-names="">Benefits For Society</text:span></text:p>
          </draw:text-box>
          <svg:title/>
          <svg:desc/>
        </draw:frame>
        <draw:frame draw:id="id135" presentation:style-name="a711" draw:name="Content Placeholder 2" svg:x="1.2066in" svg:y="2.2451in" svg:width="9.78406in" svg:height="4.58823in" presentation:class="outline" presentation:placeholder="false">
          <draw:text-box>
            <text:list text:style-name="a710">
              <text:list-item>
                <text:p text:style-name="a709" text:class-names="" text:cond-style-name=""><text:span text:style-name="a707" text:class-names="">By using this recommendation system the cable operators having there default channel which are free to the users can start showing them the popular movies on that channel .By this way the cable operators will get the money which will be generated by the advertisement and the end users will not have to pay extra money for getting the channels which are showing similar movies.</text:span><text:span text:style-name="a708" text:class-names=""/></text:p>
              </text:list-item>
            </text:list>
          </draw:text-box>
          <svg:title/>
          <svg:desc/>
        </draw:frame>
      </draw:page>
      <draw:page draw:name="Slide10" draw:style-name="a713" draw:master-page-name="Master1-Layout2-obj-Title-and-Content" presentation:presentation-page-layout-name="Master1-PPL2" draw:id="Slide-265">
        <draw:frame draw:id="id136" presentation:style-name="a716" draw:name="Title 1" svg:x="0.7066in" svg:y="0.4951in" svg:width="10.28513in" svg:height="1.53164in" presentation:class="title" presentation:placeholder="false">
          <draw:text-box>
            <text:p text:style-name="a715" text:class-names="" text:cond-style-name=""><text:span text:style-name="a714" text:class-names="">Applications</text:span></text:p>
          </draw:text-box>
          <svg:title/>
          <svg:desc/>
        </draw:frame>
        <draw:frame draw:id="id137" presentation:style-name="a730" draw:name="Content Placeholder 2" svg:x="1.2066in" svg:y="2.2451in" svg:width="9.78406in" svg:height="4.58823in" presentation:class="outline" presentation:placeholder="false">
          <draw:text-box>
            <text:list text:style-name="a719">
              <text:list-item>
                <text:p text:style-name="a718" text:class-names="" text:cond-style-name=""><text:span text:style-name="a717" text:class-names="">Netflix uses this technology to recommend the users the similar shows which the user is watching so that the more the time the user spends on the applications and makes the subscriptions the more will be the revenue generated. By using Content based Filtering and Collaborative based Filtering the system can display similar movies which the user is currently watching.</text:span></text:p>
              </text:list-item>
            </text:list>
            <text:list text:style-name="a729">
              <text:list-item>
                <text:p text:style-name="a728" text:class-names="" text:cond-style-name=""><text:span text:style-name="a720" text:class-names=""> </text:span><text:span text:style-name="a721" text:class-names="">Youtube</text:span><text:span text:style-name="a722" text:class-names=""><text:s text:c="1"/>also uses this technique to recommend the users the similar videos by analyzing the users<text:s text:c="1"/></text:span><text:span text:style-name="a723" text:class-names="">behaviour</text:span><text:span text:style-name="a724" text:class-names=""><text:s text:c="1"/>and as per that recommend the similar videos on<text:s text:c="1"/></text:span><text:span text:style-name="a725" text:class-names="">there</text:span><text:span text:style-name="a726" text:class-names=""><text:s text:c="1"/>channel.</text:span><text:span text:style-name="a727" text:class-names=""/></text:p>
              </text:list-item>
            </text:list>
          </draw:text-box>
          <svg:title/>
          <svg:desc/>
        </draw:frame>
      </draw:page>
      <draw:page draw:name="Slide8" draw:style-name="a732" draw:master-page-name="Master1-Layout2-obj-Title-and-Content" presentation:presentation-page-layout-name="Master1-PPL2" draw:id="Slide-263">
        <draw:frame draw:id="id138" presentation:style-name="a736" draw:name="Title 1" svg:x="0.7066in" svg:y="0.4951in" svg:width="10.28513in" svg:height="1.53164in" presentation:class="title" presentation:placeholder="false">
          <draw:text-box>
            <text:p text:style-name="a735" text:class-names="" text:cond-style-name=""><text:span text:style-name="a733" text:class-names="">                 <text:s text:c="1"/></text:span><text:span text:style-name="a734" text:class-names="">Conclusion</text:span></text:p>
          </draw:text-box>
          <svg:title/>
          <svg:desc/>
        </draw:frame>
        <draw:frame draw:id="id139" presentation:style-name="a744" draw:name="Content Placeholder 2" svg:x="1.2066in" svg:y="2.2451in" svg:width="9.78406in" svg:height="4.58823in" presentation:class="outline" presentation:placeholder="false">
          <draw:text-box>
            <text:list text:style-name="a743">
              <text:list-item>
                <text:p text:style-name="a742" text:class-names="" text:cond-style-name=""><text:span text:style-name="a737" text:class-names="">According to the mass data collected and multi-dimensional analysis, we can find the most beneficial shows broadcast playbill, and discover the</text:span><text:span text:style-name="a738" text:class-names=""><text:s text:c="1"/>similar</text:span><text:span text:style-name="a739" text:class-names=""><text:s text:c="1"/></text:span><text:span text:style-name="a740" text:class-names="">movies with respect to the users interest<text:s text:c="1"/></text:span><text:span text:style-name="a741" text:class-names="">and can efficiently use the data availabl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574" draw:style="radial" draw:cx="50%" draw:cy="50%" draw:start-color="#9d1311" draw:end-color="#9d1311" draw:start-intensity="100%" draw:end-intensity="100%"/>
    <draw:gradient draw:name="a570" draw:style="radial" draw:cx="55%" draw:cy="65%" draw:start-color="#a9a9a9" draw:end-color="#ffffff" draw:start-intensity="100%" draw:end-intensity="100%"/>
    <draw:gradient draw:name="a4" draw:style="radial" draw:cx="50%" draw:cy="50%" draw:start-color="#50b9c1" draw:end-color="#50b9c1" draw:start-intensity="6%" draw:end-intensity="7%"/>
    <draw:fill-image draw:name="a388" xlink:href="media/image1.png" xlink:show="embed" xlink:actuate="onLoad"/>
    <draw:fill-image draw:name="a702" xlink:href="media/image1.png" xlink:show="embed" xlink:actuate="onLoad"/>
    <draw:fill-image draw:name="a60" xlink:href="media/image1.png" xlink:show="embed" xlink:actuate="onLoad"/>
    <draw:fill-image draw:name="a336" xlink:href="media/image1.png" xlink:show="embed" xlink:actuate="onLoad"/>
    <draw:fill-image draw:name="a639" xlink:href="media/image1.png" xlink:show="embed" xlink:actuate="onLoad"/>
    <draw:fill-image draw:name="a409" xlink:href="media/image1.png" xlink:show="embed" xlink:actuate="onLoad"/>
    <draw:fill-image draw:name="a251" xlink:href="media/image1.png" xlink:show="embed" xlink:actuate="onLoad"/>
    <draw:fill-image draw:name="a731" xlink:href="media/image1.png" xlink:show="embed" xlink:actuate="onLoad"/>
    <draw:fill-image draw:name="a504" xlink:href="media/image1.png" xlink:show="embed" xlink:actuate="onLoad"/>
    <draw:fill-image draw:name="a610" xlink:href="media/image1.png" xlink:show="embed" xlink:actuate="onLoad"/>
    <draw:fill-image draw:name="a93" xlink:href="media/image1.png" xlink:show="embed" xlink:actuate="onLoad"/>
    <draw:fill-image draw:name="a0" xlink:href="media/image1.png" xlink:show="embed" xlink:actuate="onLoad"/>
    <draw:fill-image draw:name="a581" xlink:href="media/image1.png" xlink:show="embed" xlink:actuate="onLoad"/>
    <draw:fill-image draw:name="a312" xlink:href="media/image1.png" xlink:show="embed" xlink:actuate="onLoad"/>
    <draw:fill-image draw:name="a40" xlink:href="media/image1.png" xlink:show="embed" xlink:actuate="onLoad"/>
    <draw:fill-image draw:name="a656" xlink:href="media/image1.png" xlink:show="embed" xlink:actuate="onLoad"/>
    <draw:fill-image draw:name="a288" xlink:href="media/image1.png" xlink:show="embed" xlink:actuate="onLoad"/>
    <draw:fill-image draw:name="a357" xlink:href="media/image1.png" xlink:show="embed" xlink:actuate="onLoad"/>
    <draw:fill-image draw:name="a163" xlink:href="media/image1.png" xlink:show="embed" xlink:actuate="onLoad"/>
    <draw:fill-image draw:name="a537" xlink:href="media/image1.png" xlink:show="embed" xlink:actuate="onLoad"/>
    <draw:fill-image draw:name="a712" xlink:href="media/image1.png" xlink:show="embed" xlink:actuate="onLoad"/>
    <draw:fill-image draw:name="a237" xlink:href="media/image1.png" xlink:show="embed" xlink:actuate="onLoad"/>
    <draw:fill-image draw:name="a220" xlink:href="media/image1.png" xlink:show="embed" xlink:actuate="onLoad"/>
    <draw:fill-image draw:name="a452" xlink:href="media/image1.png" xlink:show="embed" xlink:actuate="onLoad"/>
    <draw:fill-image draw:name="a114" xlink:href="media/image1.png" xlink:show="embed" xlink:actuate="onLoad"/>
    <draw:fill-image draw:name="a685"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8">
      <style:graphic-properties draw:fill="none" draw:stroke="solid" svg:stroke-width="0.01389in" svg:stroke-color="#8ad0d6" svg:stroke-opacity="40%" svg:stroke-linecap="round"/>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43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bitmap" draw:fill-image-name="a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64">
      <style:drawing-page-properties draw:fill="bitmap" draw:fill-image-name="a1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graphic-properties draw:fill="none" draw:stroke="solid" svg:stroke-width="0.01389in" svg:stroke-color="#8ad0d6" svg:stroke-opacity="40%" svg:stroke-linecap="round"/>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graphic-properties draw:fill="none" draw:stroke="solid" svg:stroke-width="0.01389in" svg:stroke-color="#8ad0d6" svg:stroke-opacity="40%" svg:stroke-linecap="round"/>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bitmap" draw:fill-image-name="a2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bitmap" draw:fill-image-name="a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png" xlink:type="simple" xlink:show="embed" xlink:actuate="onLoad"/>
        <svg:title/>
        <svg:desc/>
      </draw:frame>
      <draw:frame draw:id="id1" draw:style-name="a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4.png" xlink:type="simple" xlink:show="embed" xlink:actuate="onLoad"/>
        <svg:title/>
        <svg:desc/>
      </draw:frame>
      <draw:frame draw:id="id4" draw:style-name="a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2" draw:transform="translate(-0.54167in -0.16667in) rotate(-1.5708) translate(11.64801in 2.125in)" draw:name="Date Placeholder 3" svg:width="1.08333in" svg:height="0.33333in" presentation:class="date-time" presentation:placeholder="false">
        <draw:text-box>
          <text:p text:style-name="a31" text:class-names="" text:cond-style-name=""><text:span text:style-name="a28" text:class-names=""><text:date text:fixed="false" style:data-style-name="a29">2/11/2019</text:date></text:span><text:span text:style-name="a30" text:class-names=""/></text:p>
        </draw:text-box>
        <svg:title/>
        <svg:desc/>
      </draw:frame>
      <draw:frame draw:id="id9" presentation:style-name="a35" draw:transform="translate(-2.11056in -0.16667in) rotate(-1.5708) translate(11.90012in 3.69389in)" draw:name="Footer Placeholder 4" svg:width="4.22112in" svg:height="0.33333in" presentation:class="footer" presentation:placeholder="false">
        <draw:text-box>
          <text:p text:style-name="a34" text:class-names="" text:cond-style-name=""><text:span text:style-name="a33"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1">
      <draw:frame draw:id="id11" draw:layer="Master1-bg" presentation:style-name="a44" draw:name="Title 1" svg:x="1.26307in" svg:y="1.58333in" svg:width="9.65186in" svg:height="3.64127in" presentation:class="title" presentation:placeholder="false">
        <draw:text-box>
          <text:p text:style-name="a43" text:class-names="" text:cond-style-name=""><text:span text:style-name="a42" text:class-names="">Click to edit Master title style</text:span></text:p>
        </draw:text-box>
        <svg:title/>
        <svg:desc/>
      </draw:frame>
      <draw:frame draw:id="id12" draw:layer="Master1-bg" presentation:style-name="a47" draw:name="Subtitle 2" svg:x="1.26307in" svg:y="5.22461in" svg:width="9.65186in" svg:height="0.94206in" presentation:class="subtitle" presentation:placeholder="false">
        <draw:text-box>
          <text:p text:style-name="a46" text:class-names="" text:cond-style-name=""><text:span text:style-name="a45" text:class-names="">Click to edit Master subtitle style</text:span></text:p>
        </draw:text-box>
        <svg:title/>
        <svg:desc/>
      </draw:frame>
      <draw:frame draw:id="id13" draw:layer="Master1-bg" presentation:style-name="a52" draw:transform="translate(-0.54167in -0.16667in) rotate(-1.5708) translate(11.64801in 2.125in)" draw:name="Date Placeholder 3" svg:width="1.08333in" svg:height="0.33333in" presentation:class="date-time" presentation:placeholder="false">
        <draw:text-box>
          <text:p text:style-name="a51" text:class-names="" text:cond-style-name=""><text:span text:style-name="a48" text:class-names=""><text:date text:fixed="false" style:data-style-name="a49">2/11/2019</text:date></text:span><text:span text:style-name="a50" text:class-names=""/></text:p>
        </draw:text-box>
        <svg:title/>
        <svg:desc/>
      </draw:frame>
      <draw:frame draw:id="id14" draw:layer="Master1-bg" presentation:style-name="a55" draw:transform="translate(-2.11056in -0.16667in) rotate(-1.5708) translate(11.90012in 3.69389in)" draw:name="Footer Placeholder 4" svg:width="4.22112in" svg:height="0.33333in" presentation:class="footer" presentation:placeholder="false">
        <draw:text-box>
          <text:p text:style-name="a54" text:class-names="" text:cond-style-name=""><text:span text:style-name="a53" text:class-names=""/></text:p>
        </draw:text-box>
        <svg:title/>
        <svg:desc/>
      </draw:frame>
      <draw:frame draw:id="id15" draw:layer="Master1-bg" presentation:style-name="a59" draw:name="Slide Number Placeholder 5" svg:x="11.32168in" svg:y="0.32341in" svg:width="0.91667in" svg:height="0.8395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1">
      <draw:frame draw:id="id16" draw:layer="Master1-bg" presentation:style-name="a64" draw:name="Title 1" svg:x="0.7066in" svg:y="0.4951in" svg:width="10.28513in" svg:height="1.53164in" presentation:class="title" presentation:placeholder="false">
        <draw:text-box>
          <text:p text:style-name="a63" text:class-names="" text:cond-style-name=""><text:span text:style-name="a62" text:class-names="">Click to edit Master title style</text:span></text:p>
        </draw:text-box>
        <svg:title/>
        <svg:desc/>
      </draw:frame>
      <draw:frame draw:id="id17" draw:layer="Master1-bg" presentation:style-name="a80" draw:name="Content Placeholder 2" svg:x="1.2066in" svg:y="2.2451in" svg:width="9.78406in" svg:height="4.58823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8" draw:layer="Master1-bg" presentation:style-name="a85" draw:transform="translate(-0.54167in -0.16667in) rotate(-1.5708) translate(11.64801in 2.125in)" draw:name="Date Placeholder 3" svg:width="1.08333in" svg:height="0.33333in" presentation:class="date-time" presentation:placeholder="false">
        <draw:text-box>
          <text:p text:style-name="a84" text:class-names="" text:cond-style-name=""><text:span text:style-name="a81" text:class-names=""><text:date text:fixed="false" style:data-style-name="a82">2/11/2019</text:date></text:span><text:span text:style-name="a83" text:class-names=""/></text:p>
        </draw:text-box>
        <svg:title/>
        <svg:desc/>
      </draw:frame>
      <draw:frame draw:id="id19" draw:layer="Master1-bg" presentation:style-name="a88" draw:transform="translate(-2.11056in -0.16667in) rotate(-1.5708) translate(11.90012in 3.69389in)" draw:name="Footer Placeholder 4" svg:width="4.22112in" svg:height="0.33333in" presentation:class="footer" presentation:placeholder="false">
        <draw:text-box>
          <text:p text:style-name="a87" text:class-names="" text:cond-style-name=""><text:span text:style-name="a86" text:class-names=""/></text:p>
        </draw:text-box>
        <svg:title/>
        <svg:desc/>
      </draw:frame>
      <draw:frame draw:id="id20" draw:layer="Master1-bg" presentation:style-name="a92" draw:name="Slide Number Placeholder 5" svg:x="11.32168in" svg:y="0.32341in" svg:width="0.91667in" svg:height="0.8395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4">
      <draw:frame draw:id="id21" draw:layer="Master1-bg" presentation:style-name="a97" draw:name="Title 1" svg:x="1.26308in" svg:y="3.12963in" svg:width="9.65186in" svg:height="2.09498in" presentation:class="title" presentation:placeholder="false">
        <draw:text-box>
          <text:p text:style-name="a96" text:class-names="" text:cond-style-name=""><text:span text:style-name="a95" text:class-names="">Click to edit Master title style</text:span></text:p>
        </draw:text-box>
        <svg:title/>
        <svg:desc/>
      </draw:frame>
      <draw:frame draw:id="id22" draw:layer="Master1-bg" presentation:style-name="a101" draw:name="Text Placeholder 2" svg:x="1.26307in" svg:y="5.22461in" svg:width="9.65186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3" draw:layer="Master1-bg" presentation:style-name="a106" draw:transform="translate(-0.54167in -0.16667in) rotate(-1.5708) translate(11.64801in 2.125in)" draw:name="Date Placeholder 3" svg:width="1.08333in" svg:height="0.33333in" presentation:class="date-time" presentation:placeholder="false">
        <draw:text-box>
          <text:p text:style-name="a105" text:class-names="" text:cond-style-name=""><text:span text:style-name="a102" text:class-names=""><text:date text:fixed="false" style:data-style-name="a103">2/11/2019</text:date></text:span><text:span text:style-name="a104" text:class-names=""/></text:p>
        </draw:text-box>
        <svg:title/>
        <svg:desc/>
      </draw:frame>
      <draw:frame draw:id="id24" draw:layer="Master1-bg" presentation:style-name="a109" draw:transform="translate(-2.11056in -0.16667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25" draw:layer="Master1-bg" presentation:style-name="a113" draw:name="Slide Number Placeholder 5" svg:x="11.32168in" svg:y="0.32341in" svg:width="0.91667in" svg:height="0.8395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6" draw:layer="Master1-bg" presentation:style-name="a118" draw:name="Title 1" svg:x="0.7066in" svg:y="0.4951in" svg:width="10.28513in" svg:height="1.53164in" presentation:class="title" presentation:placeholder="false">
        <draw:text-box>
          <text:p text:style-name="a117" text:class-names="" text:cond-style-name=""><text:span text:style-name="a116" text:class-names="">Click to edit Master title style</text:span></text:p>
        </draw:text-box>
        <svg:title/>
        <svg:desc/>
      </draw:frame>
      <draw:frame draw:id="id27" draw:layer="Master1-bg" presentation:style-name="a134" draw:name="Content Placeholder 2" svg:x="1.2066in" svg:y="2.25347in" svg:width="4.80789in" svg:height="4.5885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draw:layer="Master1-bg" presentation:style-name="a150" draw:name="Content Placeholder 3" svg:x="6.18383in" svg:y="2.24857in" svg:width="4.8079in" svg:height="4.593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draw:layer="Master1-bg" presentation:style-name="a155" draw:transform="translate(-0.54167in -0.16667in) rotate(-1.5708) translate(11.64801in 2.125in)" draw:name="Date Placeholder 4" svg:width="1.08333in" svg:height="0.33333in" presentation:class="date-time" presentation:placeholder="false">
        <draw:text-box>
          <text:p text:style-name="a154" text:class-names="" text:cond-style-name=""><text:span text:style-name="a151" text:class-names=""><text:date text:fixed="false" style:data-style-name="a152">2/11/2019</text:date></text:span><text:span text:style-name="a153" text:class-names=""/></text:p>
        </draw:text-box>
        <svg:title/>
        <svg:desc/>
      </draw:frame>
      <draw:frame draw:id="id30" draw:layer="Master1-bg" presentation:style-name="a158" draw:transform="translate(-2.11056in -0.16667in) rotate(-1.5708) translate(11.90012in 3.69389in)" draw:name="Footer Placeholder 5" svg:width="4.22112in" svg:height="0.33333in" presentation:class="footer" presentation:placeholder="false">
        <draw:text-box>
          <text:p text:style-name="a157" text:class-names="" text:cond-style-name=""><text:span text:style-name="a156" text:class-names=""/></text:p>
        </draw:text-box>
        <svg:title/>
        <svg:desc/>
      </draw:frame>
      <draw:frame draw:id="id31" draw:layer="Master1-bg" presentation:style-name="a162" draw:name="Slide Number Placeholder 6" svg:x="11.32168in" svg:y="0.32341in" svg:width="0.91667in" svg:height="0.83955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style:master-page>
    <style:master-page style:name="Master1-Layout5-twoTxTwoObj-Comparison" style:page-layout-name="pageLayout1" draw:style-name="a164">
      <draw:frame draw:id="id32" draw:layer="Master1-bg" presentation:style-name="a167" draw:name="Title 1" svg:x="0.7066in" svg:y="0.4951in" svg:width="10.28513in" svg:height="1.53164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1" draw:name="Text Placeholder 2" svg:x="1.2066in" svg:y="2.08333in" svg:width="4.80789in" svg:height="0.63021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draw:layer="Master1-bg" presentation:style-name="a187" draw:name="Content Placeholder 3" svg:x="1.2066in" svg:y="2.75in" svg:width="4.80789in" svg:height="4.0920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5" draw:layer="Master1-bg" presentation:style-name="a191" draw:name="Text Placeholder 4" svg:x="6.18383in" svg:y="2.08333in" svg:width="4.80789in" svg:height="0.63021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6" draw:layer="Master1-bg" presentation:style-name="a207" draw:name="Content Placeholder 5" svg:x="6.18383in" svg:y="2.75in" svg:width="4.80789in" svg:height="4.09201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37" draw:layer="Master1-bg" presentation:style-name="a212" draw:transform="translate(-0.54167in -0.16667in) rotate(-1.5708) translate(11.64801in 2.125in)" draw:name="Date Placeholder 6" svg:width="1.08333in" svg:height="0.33333in" presentation:class="date-time" presentation:placeholder="false">
        <draw:text-box>
          <text:p text:style-name="a211" text:class-names="" text:cond-style-name=""><text:span text:style-name="a208" text:class-names=""><text:date text:fixed="false" style:data-style-name="a209">2/11/2019</text:date></text:span><text:span text:style-name="a210" text:class-names=""/></text:p>
        </draw:text-box>
        <svg:title/>
        <svg:desc/>
      </draw:frame>
      <draw:frame draw:id="id38" presentation:style-name="a215" draw:transform="translate(-2.11056in -0.16667in) rotate(-1.5708) translate(11.90012in 3.69389in)" draw:name="Footer Placeholder 7" svg:width="4.22112in" svg:height="0.33333in" presentation:class="footer" presentation:placeholder="false">
        <draw:text-box>
          <text:p text:style-name="a214" text:class-names="" text:cond-style-name=""><text:span text:style-name="a213" text:class-names=""/></text:p>
        </draw:text-box>
        <svg:title/>
        <svg:desc/>
      </draw:frame>
      <draw:frame draw:id="id39" presentation:style-name="a219" draw:name="Slide Number Placeholder 8" svg:x="11.32168in" svg:y="0.32341in" svg:width="0.91667in" svg:height="0.83955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1">
      <draw:frame draw:id="id40" draw:layer="Master1-bg" presentation:style-name="a224" draw:name="Title 1" svg:x="0.7066in" svg:y="0.4951in" svg:width="10.28513in" svg:height="1.53164in" presentation:class="title" presentation:placeholder="false">
        <draw:text-box>
          <text:p text:style-name="a223" text:class-names="" text:cond-style-name=""><text:span text:style-name="a222" text:class-names="">Click to edit Master title style</text:span></text:p>
        </draw:text-box>
        <svg:title/>
        <svg:desc/>
      </draw:frame>
      <draw:frame draw:id="id41" draw:layer="Master1-bg" presentation:style-name="a229" draw:transform="translate(-0.54167in -0.16667in) rotate(-1.5708) translate(11.64801in 2.125in)" draw:name="Date Placeholder 2" svg:width="1.08333in" svg:height="0.33333in" presentation:class="date-time" presentation:placeholder="false">
        <draw:text-box>
          <text:p text:style-name="a228" text:class-names="" text:cond-style-name=""><text:span text:style-name="a225" text:class-names=""><text:date text:fixed="false" style:data-style-name="a226">2/11/2019</text:date></text:span><text:span text:style-name="a227" text:class-names=""/></text:p>
        </draw:text-box>
        <svg:title/>
        <svg:desc/>
      </draw:frame>
      <draw:frame draw:id="id42" draw:layer="Master1-bg" presentation:style-name="a232" draw:transform="translate(-2.11056in -0.16667in) rotate(-1.5708) translate(11.90012in 3.69389in)" draw:name="Footer Placeholder 3" svg:width="4.22112in" svg:height="0.33333in" presentation:class="footer" presentation:placeholder="false">
        <draw:text-box>
          <text:p text:style-name="a231" text:class-names="" text:cond-style-name=""><text:span text:style-name="a230" text:class-names=""/></text:p>
        </draw:text-box>
        <svg:title/>
        <svg:desc/>
      </draw:frame>
      <draw:frame draw:id="id43" draw:layer="Master1-bg" presentation:style-name="a236" draw:name="Slide Number Placeholder 4" svg:x="11.32168in" svg:y="0.32341in" svg:width="0.91667in" svg:height="0.83955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8">
      <draw:frame draw:id="id44" draw:layer="Master1-bg" presentation:style-name="a243" draw:transform="translate(-0.54167in -0.16667in) rotate(-1.5708) translate(11.64801in 2.125in)" draw:name="Date Placeholder 1" svg:width="1.08333in" svg:height="0.33333in" presentation:class="date-time" presentation:placeholder="false">
        <draw:text-box>
          <text:p text:style-name="a242" text:class-names="" text:cond-style-name=""><text:span text:style-name="a239" text:class-names=""><text:date text:fixed="false" style:data-style-name="a240">2/11/2019</text:date></text:span><text:span text:style-name="a241" text:class-names=""/></text:p>
        </draw:text-box>
        <svg:title/>
        <svg:desc/>
      </draw:frame>
      <draw:frame draw:id="id45" draw:layer="Master1-bg" presentation:style-name="a246" draw:transform="translate(-2.11056in -0.16667in) rotate(-1.5708) translate(11.90012in 3.69389in)" draw:name="Footer Placeholder 2" svg:width="4.22112in" svg:height="0.33333in" presentation:class="footer" presentation:placeholder="false">
        <draw:text-box>
          <text:p text:style-name="a245" text:class-names="" text:cond-style-name=""><text:span text:style-name="a244" text:class-names=""/></text:p>
        </draw:text-box>
        <svg:title/>
        <svg:desc/>
      </draw:frame>
      <draw:frame draw:id="id46" draw:layer="Master1-bg" presentation:style-name="a250" draw:name="Slide Number Placeholder 3" svg:x="11.32168in" svg:y="0.32341in" svg:width="0.91667in" svg:height="0.8395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objTx-Content-with-Caption" style:page-layout-name="pageLayout1" draw:style-name="a252">
      <draw:frame draw:id="id47" draw:layer="Master1-bg" presentation:style-name="a255" draw:name="Title 1" svg:x="1.26307in" svg:y="1.58333in" svg:width="3.71945in" svg:height="1.58333in" presentation:class="title" presentation:placeholder="false">
        <draw:text-box>
          <text:p text:style-name="a254" text:class-names="" text:cond-style-name=""><text:span text:style-name="a253" text:class-names="">Click to edit Master title style</text:span></text:p>
        </draw:text-box>
        <svg:title/>
        <svg:desc/>
      </draw:frame>
      <draw:frame draw:id="id48" draw:layer="Master1-bg" presentation:style-name="a271" draw:name="Content Placeholder 2" svg:x="5.23252in" svg:y="1.58333in" svg:width="5.68241in" svg:height="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9" draw:layer="Master1-bg" presentation:style-name="a275" draw:name="Text Placeholder 3" svg:x="1.26307in" svg:y="3.42222in" svg:width="3.71945in" svg:height="3.1666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0" draw:layer="Master1-bg" presentation:style-name="a280" draw:transform="translate(-0.54167in -0.16667in) rotate(-1.5708) translate(11.64801in 2.125in)" draw:name="Date Placeholder 4" svg:width="1.08333in" svg:height="0.33333in" presentation:class="date-time" presentation:placeholder="false">
        <draw:text-box>
          <text:p text:style-name="a279" text:class-names="" text:cond-style-name=""><text:span text:style-name="a276" text:class-names=""><text:date text:fixed="false" style:data-style-name="a277">2/11/2019</text:date></text:span><text:span text:style-name="a278" text:class-names=""/></text:p>
        </draw:text-box>
        <svg:title/>
        <svg:desc/>
      </draw:frame>
      <draw:frame draw:id="id51" draw:layer="Master1-bg" presentation:style-name="a283" draw:transform="translate(-2.11056in -0.16667in) rotate(-1.5708) translate(11.90012in 3.69389in)" draw:name="Footer Placeholder 5" svg:width="4.22112in" svg:height="0.33333in" presentation:class="footer" presentation:placeholder="false">
        <draw:text-box>
          <text:p text:style-name="a282" text:class-names="" text:cond-style-name=""><text:span text:style-name="a281" text:class-names=""/></text:p>
        </draw:text-box>
        <svg:title/>
        <svg:desc/>
      </draw:frame>
      <draw:frame draw:id="id52" draw:layer="Master1-bg" presentation:style-name="a287" draw:name="Slide Number Placeholder 6" svg:x="11.32168in" svg:y="0.32341in" svg:width="0.91667in" svg:height="0.83955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9">
      <draw:frame draw:id="id53" draw:layer="Master1-bg" presentation:style-name="a292" draw:name="Title 1" svg:x="1.26193in" svg:y="2.02777in" svg:width="5.56967in" svg:height="1.72223in" presentation:class="title" presentation:placeholder="false">
        <draw:text-box>
          <text:p text:style-name="a291" text:class-names="" text:cond-style-name=""><text:span text:style-name="a290" text:class-names="">Click to edit Master title style</text:span></text:p>
        </draw:text-box>
        <svg:title/>
        <svg:desc/>
      </draw:frame>
      <draw:frame draw:id="id54" draw:layer="Master1-bg" presentation:style-name="a295" draw:name="Picture Placeholder 2" svg:x="7.60012in" svg:y="1.25in" svg:width="3.5in" svg:height="5in" presentation:class="graphic" presentation:placeholder="false">
        <draw:text-box>
          <text:p text:style-name="a294" text:class-names="" text:cond-style-name=""><text:span text:style-name="a293" text:class-names="">Click icon to add picture</text:span></text:p>
        </draw:text-box>
        <svg:title/>
        <svg:desc/>
      </draw:frame>
      <draw:frame draw:id="id55" draw:layer="Master1-bg" presentation:style-name="a299" draw:name="Text Placeholder 3" svg:x="1.26307in" svg:y="4in" svg:width="5.561in" svg:height="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6" draw:layer="Master1-bg" presentation:style-name="a304" draw:transform="translate(-0.54167in -0.16667in) rotate(-1.5708) translate(11.64801in 2.125in)" draw:name="Date Placeholder 4" svg:width="1.08333in" svg:height="0.33333in" presentation:class="date-time" presentation:placeholder="false">
        <draw:text-box>
          <text:p text:style-name="a303" text:class-names="" text:cond-style-name=""><text:span text:style-name="a300" text:class-names=""><text:date text:fixed="false" style:data-style-name="a301">2/11/2019</text:date></text:span><text:span text:style-name="a302" text:class-names=""/></text:p>
        </draw:text-box>
        <svg:title/>
        <svg:desc/>
      </draw:frame>
      <draw:frame draw:id="id57" draw:layer="Master1-bg" presentation:style-name="a307" draw:transform="translate(-2.11056in -0.16667in) rotate(-1.5708) translate(11.90012in 3.69389in)" draw:name="Footer Placeholder 5" svg:width="4.22112in" svg:height="0.33333in" presentation:class="footer" presentation:placeholder="false">
        <draw:text-box>
          <text:p text:style-name="a306" text:class-names="" text:cond-style-name=""><text:span text:style-name="a305" text:class-names=""/></text:p>
        </draw:text-box>
        <svg:title/>
        <svg:desc/>
      </draw:frame>
      <draw:frame draw:id="id58" draw:layer="Master1-bg" presentation:style-name="a311" draw:name="Slide Number Placeholder 6" svg:x="11.32168in" svg:y="0.32341in" svg:width="0.91667in" svg:height="0.83955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cust-Panoramic-Picture-with-Caption" style:page-layout-name="pageLayout1" draw:style-name="a313">
      <draw:frame draw:id="id59" draw:layer="Master1-bg" presentation:style-name="a316" draw:name="Title 1" svg:x="1.26308in" svg:y="5.24999in" svg:width="9.65186in" svg:height="0.61979in" presentation:class="title" presentation:placeholder="false">
        <draw:text-box>
          <text:p text:style-name="a315" text:class-names="" text:cond-style-name=""><text:span text:style-name="a314" text:class-names="">Click to edit Master title style</text:span></text:p>
        </draw:text-box>
        <svg:title/>
        <svg:desc/>
      </draw:frame>
      <draw:frame draw:id="id60" draw:layer="Master1-bg" presentation:style-name="a319" draw:name="Picture Placeholder 2" svg:x="1.26307in" svg:y="0.75in" svg:width="9.65186in" svg:height="3.98148in" presentation:class="graphic" presentation:placeholder="false">
        <draw:text-box>
          <text:p text:style-name="a318" text:class-names="" text:cond-style-name=""><text:span text:style-name="a317" text:class-names="">Click icon to add picture</text:span></text:p>
        </draw:text-box>
        <svg:title/>
        <svg:desc/>
      </draw:frame>
      <draw:frame draw:id="id61" draw:layer="Master1-bg" presentation:style-name="a323" draw:name="Text Placeholder 3" svg:x="1.26308in" svg:y="5.86978in" svg:width="9.65185in" svg:height="0.53993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62" draw:layer="Master1-bg" presentation:style-name="a328" draw:transform="translate(-0.54167in -0.16667in) rotate(-1.5708) translate(11.64801in 2.125in)" draw:name="Date Placeholder 4" svg:width="1.08333in" svg:height="0.33333in" presentation:class="date-time" presentation:placeholder="false">
        <draw:text-box>
          <text:p text:style-name="a327" text:class-names="" text:cond-style-name=""><text:span text:style-name="a324" text:class-names=""><text:date text:fixed="false" style:data-style-name="a325">2/11/2019</text:date></text:span><text:span text:style-name="a326" text:class-names=""/></text:p>
        </draw:text-box>
        <svg:title/>
        <svg:desc/>
      </draw:frame>
      <draw:frame draw:id="id63" draw:layer="Master1-bg" presentation:style-name="a331" draw:transform="translate(-2.11056in -0.16667in) rotate(-1.5708) translate(11.90012in 3.69389in)" draw:name="Footer Placeholder 5" svg:width="4.22112in" svg:height="0.33333in" presentation:class="footer" presentation:placeholder="false">
        <draw:text-box>
          <text:p text:style-name="a330" text:class-names="" text:cond-style-name=""><text:span text:style-name="a329" text:class-names=""/></text:p>
        </draw:text-box>
        <svg:title/>
        <svg:desc/>
      </draw:frame>
      <draw:frame draw:id="id64" draw:layer="Master1-bg" presentation:style-name="a335" draw:name="Slide Number Placeholder 6" svg:x="11.32168in" svg:y="0.32341in" svg:width="0.91667in" svg:height="0.83955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style:master-page>
    <style:master-page style:name="Master1-Layout11-cust-Title-and-Caption" style:page-layout-name="pageLayout1" draw:style-name="a337">
      <draw:frame draw:id="id65" draw:layer="Master1-bg" presentation:style-name="a340" draw:name="Title 1" svg:x="1.26307in" svg:y="1.58333in" svg:width="9.65186in" svg:height="2.16667in" presentation:class="title" presentation:placeholder="false">
        <draw:text-box>
          <text:p text:style-name="a339" text:class-names="" text:cond-style-name=""><text:span text:style-name="a338" text:class-names="">Click to edit Master title style</text:span></text:p>
        </draw:text-box>
        <svg:title/>
        <svg:desc/>
      </draw:frame>
      <draw:frame draw:id="id66" draw:layer="Master1-bg" presentation:style-name="a344" draw:name="Text Placeholder 3" svg:x="1.26307in" svg:y="4in" svg:width="9.65186in" svg:height="2.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7"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5" text:class-names=""><text:date text:fixed="false" style:data-style-name="a346">2/11/2019</text:date></text:span><text:span text:style-name="a347" text:class-names=""/></text:p>
        </draw:text-box>
        <svg:title/>
        <svg:desc/>
      </draw:frame>
      <draw:frame draw:id="id68"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69" draw:layer="Master1-bg" presentation:style-name="a356" draw:name="Slide Number Placeholder 5" svg:x="11.32168in" svg:y="0.32341in" svg:width="0.91667in" svg:height="0.8395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2-cust-Quote-with-Caption" style:page-layout-name="pageLayout1" draw:style-name="a358">
      <draw:frame draw:id="id70" draw:layer="Master1-bg" presentation:style-name="a361" draw:name="Title 1" svg:x="1.72222in" svg:y="1.58333in" svg:width="8.74816in" svg:height="2.54087in" presentation:class="title" presentation:placeholder="false">
        <draw:text-box>
          <text:p text:style-name="a360" text:class-names="" text:cond-style-name=""><text:span text:style-name="a359" text:class-names="">Click to edit Master title style</text:span></text:p>
        </draw:text-box>
        <svg:title/>
        <svg:desc/>
      </draw:frame>
      <draw:frame draw:id="id71" draw:layer="Master1-bg" presentation:style-name="a365" draw:name="Text Placeholder 3" svg:x="2.11111in" svg:y="4.12421in" svg:width="7.96112in" svg:height="0.37421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2" draw:layer="Master1-bg" presentation:style-name="a369" draw:name="Text Placeholder 3" svg:x="1.26307in" svg:y="4.75794in" svg:width="9.65186in" svg:height="1.83333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73"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0" text:class-names=""><text:date text:fixed="false" style:data-style-name="a371">2/11/2019</text:date></text:span><text:span text:style-name="a372" text:class-names=""/></text:p>
        </draw:text-box>
        <svg:title/>
        <svg:desc/>
      </draw:frame>
      <draw:frame draw:id="id74"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75" draw:layer="Master1-bg" presentation:style-name="a381" draw:name="Slide Number Placeholder 5" svg:x="11.32168in" svg:y="0.32341in" svg:width="0.91667in" svg:height="0.83955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frame draw:id="id76" draw:style-name="a384" draw:name="TextBox 11" svg:x="0.98239in" svg:y="1.06218in" svg:width="0.87698in" svg:height="2.15417in">
        <draw:text-box>
          <text:p text:style-name="a383" text:class-names="" text:cond-style-name=""><text:span text:style-name="a382" text:class-names="">“</text:span></text:p>
        </draw:text-box>
        <svg:title/>
        <svg:desc/>
      </draw:frame>
      <draw:frame draw:id="id77" draw:style-name="a387" draw:name="TextBox 14" svg:x="10.20395in" svg:y="2.85847in" svg:width="0.87698in" svg:height="2.15417in">
        <draw:text-box>
          <text:p text:style-name="a386" text:class-names="" text:cond-style-name=""><text:span text:style-name="a385" text:class-names="">”</text:span></text:p>
        </draw:text-box>
        <svg:title/>
        <svg:desc/>
      </draw:frame>
    </style:master-page>
    <style:master-page style:name="Master1-Layout13-cust-Name-Card" style:page-layout-name="pageLayout1" draw:style-name="a389">
      <draw:frame draw:id="id78" draw:layer="Master1-bg" presentation:style-name="a392" draw:name="Title 1" svg:x="1.26307in" svg:y="3.41667in" svg:width="9.65186in" svg:height="1.80794in" presentation:class="title" presentation:placeholder="false">
        <draw:text-box>
          <text:p text:style-name="a391" text:class-names="" text:cond-style-name=""><text:span text:style-name="a390" text:class-names="">Click to edit Master title style</text:span></text:p>
        </draw:text-box>
        <svg:title/>
        <svg:desc/>
      </draw:frame>
      <draw:frame draw:id="id79" draw:layer="Master1-bg" presentation:style-name="a396" draw:name="Text Placeholder 2" svg:x="1.26307in" svg:y="5.22461in" svg:width="9.65186in" svg:height="0.94094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80" draw:layer="Master1-bg" presentation:style-name="a401" draw:transform="translate(-0.54167in -0.16667in) rotate(-1.5708) translate(11.64801in 2.125in)" draw:name="Date Placeholder 3" svg:width="1.08333in" svg:height="0.33333in" presentation:class="date-time" presentation:placeholder="false">
        <draw:text-box>
          <text:p text:style-name="a400" text:class-names="" text:cond-style-name=""><text:span text:style-name="a397" text:class-names=""><text:date text:fixed="false" style:data-style-name="a398">2/11/2019</text:date></text:span><text:span text:style-name="a399" text:class-names=""/></text:p>
        </draw:text-box>
        <svg:title/>
        <svg:desc/>
      </draw:frame>
      <draw:frame draw:id="id81" draw:layer="Master1-bg" presentation:style-name="a404" draw:transform="translate(-2.11056in -0.16667in) rotate(-1.5708) translate(11.90012in 3.69389in)" draw:name="Footer Placeholder 4" svg:width="4.22112in" svg:height="0.33333in" presentation:class="footer" presentation:placeholder="false">
        <draw:text-box>
          <text:p text:style-name="a403" text:class-names="" text:cond-style-name=""><text:span text:style-name="a402" text:class-names=""/></text:p>
        </draw:text-box>
        <svg:title/>
        <svg:desc/>
      </draw:frame>
      <draw:frame draw:id="id82" draw:layer="Master1-bg" presentation:style-name="a408" draw:name="Slide Number Placeholder 5" svg:x="11.32168in" svg:y="0.32341in" svg:width="0.91667in" svg:height="0.83955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4-cust-3-Column" style:page-layout-name="pageLayout1" draw:style-name="a410">
      <draw:frame draw:id="id83" draw:layer="Master1-bg" presentation:style-name="a413" draw:name="Title 1" svg:x="0.7066in" svg:y="0.4951in" svg:width="10.28513in" svg:height="1.53164in" presentation:class="title" presentation:placeholder="false">
        <draw:text-box>
          <text:p text:style-name="a412" text:class-names="" text:cond-style-name=""><text:span text:style-name="a411" text:class-names="">Click to edit Master title style</text:span></text:p>
        </draw:text-box>
        <svg:title/>
        <svg:desc/>
      </draw:frame>
      <draw:frame draw:id="id84" draw:layer="Master1-bg" presentation:style-name="a417" draw:name="Text Placeholder 2" svg:x="0.6922in" svg:y="2.16667in" svg:width="3.22273in" svg:height="0.63021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85" draw:layer="Master1-bg" presentation:style-name="a421" draw:name="Text Placeholder 3" svg:x="0.71354in" svg:y="2.91667in" svg:width="3.20139in" svg:height="3.92535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86" draw:layer="Master1-bg" presentation:style-name="a425" draw:name="Text Placeholder 4" svg:x="4.24722in" svg:y="2.16667in" svg:width="3.21111in" svg:height="0.63021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87" draw:layer="Master1-bg" presentation:style-name="a429" draw:name="Text Placeholder 3" svg:x="4.23568in" svg:y="2.91667in" svg:width="3.22265in" svg:height="3.9253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88" draw:layer="Master1-bg" presentation:style-name="a433" draw:name="Text Placeholder 4" svg:x="7.79167in" svg:y="2.16667in" svg:width="3.2066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89" presentation:style-name="a437" draw:name="Text Placeholder 3" svg:x="7.79167in" svg:y="2.91667in" svg:width="3.2066in" svg:height="3.92535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connector draw:type="line" svg:x1="4.07496in" svg:y1="2.33333in" svg:x2="4.07496in" svg:y2="6.66667in" draw:id="id90" draw:style-name="a438" draw:name="Straight Connector 16">
        <svg:title/>
        <svg:desc/>
      </draw:connector>
      <draw:connector draw:type="line" svg:x1="7.61398in" svg:y1="2.33333in" svg:x2="7.61398in" svg:y2="6.67157in" draw:id="id91" draw:style-name="a439" draw:name="Straight Connector 17">
        <svg:title/>
        <svg:desc/>
      </draw:connector>
      <draw:frame draw:id="id92" presentation:style-name="a444" draw:transform="translate(-0.54167in -0.16667in) rotate(-1.5708) translate(11.64801in 2.125in)" draw:name="Date Placeholder 3" svg:width="1.08333in" svg:height="0.33333in" presentation:class="date-time" presentation:placeholder="false">
        <draw:text-box>
          <text:p text:style-name="a443" text:class-names="" text:cond-style-name=""><text:span text:style-name="a440" text:class-names=""><text:date text:fixed="false" style:data-style-name="a441">2/11/2019</text:date></text:span><text:span text:style-name="a442" text:class-names=""/></text:p>
        </draw:text-box>
        <svg:title/>
        <svg:desc/>
      </draw:frame>
      <draw:frame draw:id="id93" presentation:style-name="a447" draw:transform="translate(-2.11056in -0.16667in) rotate(-1.5708) translate(11.90012in 3.69389in)" draw:name="Footer Placeholder 4" svg:width="4.22112in" svg:height="0.33333in" presentation:class="footer" presentation:placeholder="false">
        <draw:text-box>
          <text:p text:style-name="a446" text:class-names="" text:cond-style-name=""><text:span text:style-name="a445" text:class-names=""/></text:p>
        </draw:text-box>
        <svg:title/>
        <svg:desc/>
      </draw:frame>
      <draw:frame draw:id="id94" presentation:style-name="a451" draw:name="Slide Number Placeholder 5" svg:x="11.32168in" svg:y="0.32341in" svg:width="0.91667in" svg:height="0.8395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style:master-page>
    <style:master-page style:name="Master1-Layout15-cust-3-Picture-Column" style:page-layout-name="pageLayout1" draw:style-name="a453">
      <draw:frame draw:id="id95" draw:layer="Master1-bg" presentation:style-name="a456" draw:name="Title 1" svg:x="0.7066in" svg:y="0.4951in" svg:width="10.28513in" svg:height="1.53164in" presentation:class="title" presentation:placeholder="false">
        <draw:text-box>
          <text:p text:style-name="a455" text:class-names="" text:cond-style-name=""><text:span text:style-name="a454" text:class-names="">Click to edit Master title style</text:span></text:p>
        </draw:text-box>
        <svg:title/>
        <svg:desc/>
      </draw:frame>
      <draw:frame draw:id="id96" draw:layer="Master1-bg" presentation:style-name="a460" draw:name="Text Placeholder 2" svg:x="0.71354in" svg:y="4.64889in" svg:width="3.21528in" svg:height="0.63021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draw:frame draw:id="id97" draw:layer="Master1-bg" presentation:style-name="a463" draw:name="Picture Placeholder 2" svg:x="0.71354in" svg:y="2.41667in" svg:width="3.21528in" svg:height="1.66667in" presentation:class="graphic" presentation:placeholder="false">
        <draw:text-box>
          <text:p text:style-name="a462" text:class-names="" text:cond-style-name=""><text:span text:style-name="a461" text:class-names="">Click icon to add picture</text:span></text:p>
        </draw:text-box>
        <svg:title/>
        <svg:desc/>
      </draw:frame>
      <draw:frame draw:id="id98" draw:layer="Master1-bg" presentation:style-name="a467" draw:name="Text Placeholder 3" svg:x="0.71354in" svg:y="5.2791in" svg:width="3.21528in" svg:height="0.720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99" draw:layer="Master1-bg" presentation:style-name="a471" draw:name="Text Placeholder 4" svg:x="4.25347in" svg:y="4.64889in" svg:width="3.20486in" svg:height="0.630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00" draw:layer="Master1-bg" presentation:style-name="a474" draw:name="Picture Placeholder 2" svg:x="4.25347in" svg:y="2.41667in" svg:width="3.20486in" svg:height="1.66667in" presentation:class="graphic" presentation:placeholder="false">
        <draw:text-box>
          <text:p text:style-name="a473" text:class-names="" text:cond-style-name=""><text:span text:style-name="a472" text:class-names="">Click icon to add picture</text:span></text:p>
        </draw:text-box>
        <svg:title/>
        <svg:desc/>
      </draw:frame>
      <draw:frame draw:id="id101" presentation:style-name="a478" draw:name="Text Placeholder 3" svg:x="4.25199in" svg:y="5.2791in" svg:width="3.20911in" svg:height="0.720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102" presentation:style-name="a482" draw:name="Text Placeholder 4" svg:x="7.79167in" svg:y="4.64889in" svg:width="3.2066in" svg:height="0.63021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103" presentation:style-name="a485" draw:name="Picture Placeholder 2" svg:x="7.79167in" svg:y="2.41667in" svg:width="3.2066in" svg:height="1.66667in" presentation:class="graphic" presentation:placeholder="false">
        <draw:text-box>
          <text:p text:style-name="a484" text:class-names="" text:cond-style-name=""><text:span text:style-name="a483" text:class-names="">Click icon to add picture</text:span></text:p>
        </draw:text-box>
        <svg:title/>
        <svg:desc/>
      </draw:frame>
      <draw:frame draw:id="id104" presentation:style-name="a489" draw:name="Text Placeholder 3" svg:x="7.79153in" svg:y="5.2791in" svg:width="3.21085in" svg:height="0.7209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connector draw:type="line" svg:x1="4.07496in" svg:y1="2.33333in" svg:x2="4.07496in" svg:y2="6.66667in" draw:id="id105" draw:style-name="a490" draw:name="Straight Connector 18">
        <svg:title/>
        <svg:desc/>
      </draw:connector>
      <draw:connector draw:type="line" svg:x1="7.61398in" svg:y1="2.33333in" svg:x2="7.61398in" svg:y2="6.67157in" draw:id="id106" draw:style-name="a491" draw:name="Straight Connector 19">
        <svg:title/>
        <svg:desc/>
      </draw:connector>
      <draw:frame draw:id="id107"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2" text:class-names=""><text:date text:fixed="false" style:data-style-name="a493">2/11/2019</text:date></text:span><text:span text:style-name="a494" text:class-names=""/></text:p>
        </draw:text-box>
        <svg:title/>
        <svg:desc/>
      </draw:frame>
      <draw:frame draw:id="id108"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09" presentation:style-name="a503" draw:name="Slide Number Placeholder 5" svg:x="11.32168in" svg:y="0.32341in" svg:width="0.91667in" svg:height="0.83955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style:master-page>
    <style:master-page style:name="Master1-Layout16-vertTx-Title-and-Vertical-Text" style:page-layout-name="pageLayout1" draw:style-name="a505">
      <draw:frame draw:id="id110" draw:layer="Master1-bg" presentation:style-name="a508" draw:name="Title 1" svg:x="0.7066in" svg:y="0.4951in" svg:width="10.28513in" svg:height="1.53164in" presentation:class="title" presentation:placeholder="false">
        <draw:text-box>
          <text:p text:style-name="a507" text:class-names="" text:cond-style-name=""><text:span text:style-name="a506" text:class-names="">Click to edit Master title style</text:span></text:p>
        </draw:text-box>
        <svg:title/>
        <svg:desc/>
      </draw:frame>
      <draw:frame draw:id="id111" draw:layer="Master1-bg" presentation:style-name="a524" draw:name="Vertical Text Placeholder 2" svg:x="1.2066in" svg:y="2.2451in" svg:width="9.78406in" svg:height="4.58823in" presentation:class="outline"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12" draw:layer="Master1-bg" presentation:style-name="a529" draw:transform="translate(-0.54167in -0.16667in) rotate(-1.5708) translate(11.64801in 2.125in)" draw:name="Date Placeholder 3" svg:width="1.08333in" svg:height="0.33333in" presentation:class="date-time" presentation:placeholder="false">
        <draw:text-box>
          <text:p text:style-name="a528" text:class-names="" text:cond-style-name=""><text:span text:style-name="a525" text:class-names=""><text:date text:fixed="false" style:data-style-name="a526">2/11/2019</text:date></text:span><text:span text:style-name="a527" text:class-names=""/></text:p>
        </draw:text-box>
        <svg:title/>
        <svg:desc/>
      </draw:frame>
      <draw:frame draw:id="id113" draw:layer="Master1-bg" presentation:style-name="a532" draw:transform="translate(-2.11056in -0.16667in) rotate(-1.5708) translate(11.90012in 3.69389in)" draw:name="Footer Placeholder 4" svg:width="4.22112in" svg:height="0.33333in" presentation:class="footer" presentation:placeholder="false">
        <draw:text-box>
          <text:p text:style-name="a531" text:class-names="" text:cond-style-name=""><text:span text:style-name="a530" text:class-names=""/></text:p>
        </draw:text-box>
        <svg:title/>
        <svg:desc/>
      </draw:frame>
      <draw:frame draw:id="id114" draw:layer="Master1-bg" presentation:style-name="a536" draw:name="Slide Number Placeholder 5" svg:x="11.32168in" svg:y="0.32341in" svg:width="0.91667in" svg:height="0.83955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style:master-page>
    <style:master-page style:name="Master1-Layout17-vertTitleAndTx-Vertical-Title-and-Text" style:page-layout-name="pageLayout1" draw:style-name="a538">
      <draw:frame draw:id="id115" draw:layer="Master1-bg" presentation:style-name="a541" draw:name="Vertical Title 1" svg:x="9.0816in" svg:y="0.47049in" svg:width="1.91667in" svg:height="6.37153in" presentation:class="title" presentation:placeholder="false">
        <draw:text-box>
          <text:p text:style-name="a540" text:class-names="" text:cond-style-name=""><text:span text:style-name="a539" text:class-names="">Click to edit Master title style</text:span></text:p>
        </draw:text-box>
        <svg:title/>
        <svg:desc/>
      </draw:frame>
      <draw:frame draw:id="id116" draw:layer="Master1-bg" presentation:style-name="a557" draw:name="Vertical Text Placeholder 2" svg:x="0.71354in" svg:y="0.97049in" svg:width="8.11805in" svg:height="5.87153in" presentation:class="outline" presentation:placeholder="false">
        <draw:text-box>
          <text:list text:style-name="a544">
            <text:list-item>
              <text:p text:style-name="a543" text:class-names="" text:cond-style-name=""><text:span text:style-name="a542" text:class-names="">Click to edit Master text styles</text:span></text:p>
            </text:list-item>
          </text:list>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17" draw:layer="Master1-bg" presentation:style-name="a562" draw:transform="translate(-0.54167in -0.16667in) rotate(-1.5708) translate(11.64801in 2.125in)" draw:name="Date Placeholder 3" svg:width="1.08333in" svg:height="0.33333in" presentation:class="date-time" presentation:placeholder="false">
        <draw:text-box>
          <text:p text:style-name="a561" text:class-names="" text:cond-style-name=""><text:span text:style-name="a558" text:class-names=""><text:date text:fixed="false" style:data-style-name="a559">2/11/2019</text:date></text:span><text:span text:style-name="a560" text:class-names=""/></text:p>
        </draw:text-box>
        <svg:title/>
        <svg:desc/>
      </draw:frame>
      <draw:frame draw:id="id118" draw:layer="Master1-bg" presentation:style-name="a565" draw:transform="translate(-2.11056in -0.16667in) rotate(-1.5708) translate(11.90012in 3.69389in)" draw:name="Footer Placeholder 4" svg:width="4.22112in" svg:height="0.33333in" presentation:class="footer" presentation:placeholder="false">
        <draw:text-box>
          <text:p text:style-name="a564" text:class-names="" text:cond-style-name=""><text:span text:style-name="a563" text:class-names=""/></text:p>
        </draw:text-box>
        <svg:title/>
        <svg:desc/>
      </draw:frame>
      <draw:frame draw:id="id119" draw:layer="Master1-bg" presentation:style-name="a569" draw:name="Slide Number Placeholder 5" svg:x="11.32168in" svg:y="0.32341in" svg:width="0.91667in" svg:height="0.8395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9-01T14:32:25Z</dc:date>
    <meta:template xlink:href="Ion" xlink:type="simple"/>
    <meta:editing-cycles>309</meta:editing-cycles>
    <meta:editing-duration>PT0S</meta:editing-duration>
    <meta:document-statistic meta:paragraph-count="0" meta:word-count="0"/>
  </office:meta>
</office:document-meta>
</file>